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0.55cm" fo:min-width="6.9cm"/>
    </style:style>
    <style:style style:name="gr2" style:family="graphic" style:parent-style-name="standard">
      <style:graphic-properties draw:textarea-horizontal-align="justify" draw:textarea-vertical-align="top" draw:auto-grow-height="false" fo:min-height="10.55cm" fo:min-width="7.6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7.4cm" svg:height="10.8cm" svg:x="1.7cm" svg:y="1.5cm">
          <text:p text:style-name="P1">schedule</text:p>
          <text:p text:style-name="P1"><text:span text:style-name="T1">-id </text:span></text:p>
          <text:p text:style-name="P1">-name</text:p>
          <text:p text:style-name="P1"><text:span text:style-name="T2">-profile_id (profile.id)</text:span></text:p>
          <text:p text:style-name="P1"><text:span text:style-name="T3">-public [boolean]</text:span></text:p>
          <text:p text:style-name="P1"><text:span text:style-name="T3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1cm" svg:height="10.8cm" svg:x="11cm" svg:y="1.6cm">
          <text:p text:style-name="P1">task</text:p>
          <text:p text:style-name="P1"><text:span text:style-name="T1">-id</text:span></text:p>
          <text:p text:style-name="P1"><text:span text:style-name="T4">-schedule_id </text:span><text:span text:style-name="T4">(schedule.id)</text:span></text:p>
          <text:p text:style-name="P1">-title</text:p>
          <text:p text:style-name="P1">-content</text:p>
          <text:p text:style-name="P1"><text:tab/>(image / text)</text:p>
          <text:p text:style-name="P1">-date (index)</text:p>
          <text:p text:style-name="P1">-hour_start</text:p>
          <text:p text:style-name="P1">-hour_en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10.8cm" svg:x="1.8cm" svg:y="13.7cm">
          <text:p text:style-name="P1">profile</text:p>
          <text:p text:style-name="P1"><text:span text:style-name="T1">-id </text:span></text:p>
          <text:p text:style-name="P1">-name</text:p>
          <text:p text:style-name="P1">-password</text:p>
          <text:p text:style-name="P1"><text:span text:style-name="T3">-email</text:span></text:p>
          <text:p text:style-name="P1"><text:span text:style-name="T3">-role</text:span></text:p>
          <text:p text:style-name="P1"><text:span text:style-name="T3"><text:tab/></text:span><text:span text:style-name="T3">REGULAR</text:span></text:p>
          <text:p text:style-name="P1"><text:span text:style-name="T3"><text:tab/></text:span><text:span text:style-name="T3">GUEST</text:span></text:p>
          <text:p text:style-name="P1"><text:span text:style-name="T3"><text:tab/></text:span><text:span text:style-name="T3">ADMIN</text:span></text:p>
          <text:p text:style-name="P1"><text:span text:style-name="T3"/></text:p>
          <text:p text:style-name="P1"><text:span text:style-name="T3"/></text:p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7.7cm" svg:height="2cm" svg:x="1.5cm" svg:y="26.4cm">
          <draw:text-box>
            <text:p><text:span text:style-name="T1">Bold</text:span>: primary key</text:p>
            <text:p><text:span text:style-name="T2">Italic</text:span>: foreign ke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10:24:29.836293873</meta:creation-date>
    <dc:date>2019-04-23T12:58:23.130268410</dc:date>
    <meta:editing-duration>PT2H3M31S</meta:editing-duration>
    <meta:editing-cycles>3</meta:editing-cycles>
    <meta:generator>LibreOffice/6.0.7.3$Linux_X86_64 LibreOffice_project/00m0$Build-3</meta:generator>
    <meta:document-statistic meta:object-count="4"/>
  </office:meta>
</office:document-meta>
</file>